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c7f7" officeooo:paragraph-rsid="0019c7f7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4">Constitutes the need to install the ilmango autocrafting daapack, because crafting large amounts of stuff isn’t fun and takes away from the gameplay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ChairmanSteven</text:p>
      <text:p text:style-name="P4">ThtUnknownOne</text:p>
      <text:p text:style-name="P4">threebody03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40-9: To get the ilmango autocrafting data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3T13:31:23.786945816</dc:date>
    <meta:editing-duration>PT2M14S</meta:editing-duration>
    <meta:editing-cycles>6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11" meta:word-count="61" meta:character-count="418" meta:non-whitespace-character-count="368"/>
  </office:meta>
</office:document-meta>
</file>